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vertical-align="middle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4.208cm" fo:min-width="0.22cm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4.848cm" fo:min-width="0.81cm"/>
    </style:style>
    <style:style style:name="gr4" style:family="graphic" style:parent-style-name="standard">
      <style:graphic-properties draw:stroke="none" draw:fill="solid" draw:fill-color="#ffffff" draw:textarea-vertical-align="middle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.246cm"/>
    </style:style>
    <style:style style:name="gr6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width="0.025cm" svg:stroke-color="#000000" draw:marker-start-width="0.229cm" draw:marker-end-width="0.229cm" draw:fill="solid" draw:fill-color="#dddddd" draw:textarea-horizontal-align="justify" draw:textarea-vertical-align="middle" draw:auto-grow-height="false" fo:min-height="0cm" fo:min-width="0.491cm" fo:padding-top="0.137cm" fo:padding-bottom="0.137cm" fo:padding-left="0.262cm" fo:padding-right="0.262cm"/>
    </style:style>
    <style:style style:name="gr8" style:family="graphic" style:parent-style-name="standard">
      <style:graphic-properties svg:stroke-width="0.025cm" svg:stroke-color="#000000" draw:marker-start-width="0.229cm" draw:marker-end-width="0.229cm" draw:fill="solid" draw:fill-color="#dddddd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width="0.051cm" svg:stroke-color="#000000" draw:marker-start-width="0.279cm" draw:marker-end-width="0.279cm" draw:fill="solid" draw:fill-color="#dddddd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0" style:family="graphic" style:parent-style-name="standard">
      <style:graphic-properties draw:textarea-horizontal-align="justify" draw:textarea-vertical-align="middle" draw:auto-grow-height="false" fo:min-height="0.088cm" fo:min-width="1.27cm"/>
    </style:style>
    <style:style style:name="gr11" style:family="graphic" style:parent-style-name="standard">
      <style:graphic-properties draw:stroke="none" draw:textarea-horizontal-align="justify" draw:textarea-vertical-align="middle" draw:auto-grow-height="false" fo:min-height="0.136cm" fo:min-width="1.474cm"/>
    </style:style>
    <style:style style:name="gr12" style:family="graphic" style:parent-style-name="standard">
      <style:graphic-properties draw:stroke="none" draw:textarea-horizontal-align="justify" draw:textarea-vertical-align="middle" draw:auto-grow-height="false" fo:min-height="0.088cm" fo:min-width="0.67cm"/>
    </style:style>
    <style:style style:name="gr13" style:family="graphic" style:parent-style-name="standard">
      <style:graphic-properties draw:stroke="none" draw:textarea-horizontal-align="justify" draw:textarea-vertical-align="middle" draw:auto-grow-height="false" fo:min-height="0.088cm" fo:min-width="0.678cm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07cm" fo:min-width="0cm"/>
    </style:style>
    <style:style style:name="gr15" style:family="graphic" style:parent-style-name="standard">
      <style:graphic-properties svg:stroke-width="0.051cm" svg:stroke-color="#000000" draw:marker-start-width="0.279cm" draw:marker-end-width="0.279cm" draw:fill="solid" draw:fill-color="#dddddd" draw:textarea-horizontal-align="justify" draw:textarea-vertical-align="middle" draw:auto-grow-height="false" fo:min-height="1.405cm" fo:min-width="0.277cm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000000" draw:marker-start-width="0.279cm" draw:marker-end-width="0.279cm" draw:fill="solid" draw:fill-color="#dddddd" draw:textarea-horizontal-align="justify" draw:textarea-vertical-align="middle" draw:auto-grow-height="false" fo:min-height="0.984cm" fo:min-width="0.277cm" fo:padding-top="0.15cm" fo:padding-bottom="0.15cm" fo:padding-left="0.275cm" fo:padding-right="0.275cm"/>
    </style:style>
    <style:style style:name="gr17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="solid" draw:fill-color="#000000" draw:textarea-horizontal-align="justify" draw:textarea-vertical-align="middle" draw:auto-grow-height="false" fo:min-height="0.323cm" fo:min-width="0.073cm"/>
    </style:style>
    <style:style style:name="gr19" style:family="graphic" style:parent-style-name="standard">
      <style:graphic-properties draw:fill="solid" draw:fill-color="#729fcf" draw:textarea-vertical-align="middle"/>
    </style:style>
    <style:style style:name="gr20" style:family="graphic" style:parent-style-name="standard">
      <style:graphic-properties draw:fill="solid" draw:fill-color="#729fcf" draw:textarea-horizontal-align="justify" draw:textarea-vertical-align="middle" draw:auto-grow-height="false" fo:min-height="0.506cm" fo:min-width="2.657cm"/>
    </style:style>
    <style:style style:name="gr21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0.501cm" fo:min-width="0cm"/>
    </style:style>
    <style:style style:name="gr22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0.499cm" fo:min-width="0cm"/>
    </style:style>
    <style:style style:name="gr23" style:family="graphic" style:parent-style-name="standard">
      <style:graphic-properties draw:fill="solid" draw:fill-color="#b2b2b2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="solid" draw:fill-color="#ffffff" draw:textarea-vertical-align="middle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0.202cm" fo:min-width="1.199cm"/>
    </style:style>
    <style:style style:name="gr2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85cm" fo:min-width="0cm"/>
    </style:style>
    <style:style style:name="gr2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83cm" fo:min-width="0cm"/>
    </style:style>
    <style:style style:name="gr28" style:family="graphic" style:parent-style-name="objectwithoutfill">
      <style:graphic-properties svg:stroke-width="0.025cm" svg:stroke-color="#009900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29" style:family="graphic" style:parent-style-name="objectwithoutfill">
      <style:graphic-properties draw:stroke="dash" draw:stroke-dash="dashed-2" svg:stroke-width="0.025cm" svg:stroke-color="#009900" draw:marker-start="Dimension_20_Line_20_Arrow" draw:marker-start-width="0.152cm" draw:marker-end="Dimension_20_Line_20_Arrow" draw:marker-end-width="0.152cm" draw:fill="none" draw:textarea-vertical-align="middle" fo:padding-top="0.137cm" fo:padding-bottom="0.137cm" fo:padding-left="0.262cm" fo:padding-right="0.262cm"/>
    </style:style>
    <style:style style:name="gr30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1" style:family="graphic" style:parent-style-name="standard">
      <style:graphic-properties svg:stroke-width="0.051cm" svg:stroke-color="#000000" draw:marker-start-width="0.279cm" draw:marker-end-width="0.279cm" draw:fill="solid" draw:fill-color="#cc9966" draw:textarea-horizontal-align="justify" draw:textarea-vertical-align="middle" draw:auto-grow-height="false" fo:min-height="0.092cm" fo:min-width="4.839cm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000000" draw:marker-start-width="0.279cm" draw:marker-end-width="0.279cm" draw:fill="solid" draw:fill-color="#cc9966" draw:textarea-horizontal-align="justify" draw:textarea-vertical-align="middle" draw:auto-grow-height="false" fo:min-height="4.655cm" fo:min-width="4.839cm" fo:padding-top="0.15cm" fo:padding-bottom="0.15cm" fo:padding-left="0.275cm" fo:padding-right="0.275cm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standard">
      <style:graphic-properties svg:stroke-width="0.025cm" svg:stroke-color="#000000" draw:marker-start-width="0.229cm" draw:marker-end-width="0.229cm" draw:fill="solid" draw:fill-color="#dddddd" draw:textarea-horizontal-align="justify" draw:textarea-vertical-align="middle" draw:auto-grow-height="false" fo:min-height="0cm" fo:min-width="0.25cm" fo:padding-top="0.137cm" fo:padding-bottom="0.137cm" fo:padding-left="0.262cm" fo:padding-right="0.262cm"/>
    </style:style>
    <style:style style:name="gr35" style:family="graphic" style:parent-style-name="standard">
      <style:graphic-properties svg:stroke-width="0.051cm" svg:stroke-color="#000000" draw:marker-start-width="0.279cm" draw:marker-end-width="0.279cm" draw:fill="solid" draw:fill-color="#dddddd" draw:textarea-horizontal-align="justify" draw:textarea-vertical-align="middle" draw:auto-grow-height="false" fo:min-height="0.985cm" fo:min-width="0.276cm" fo:padding-top="0.15cm" fo:padding-bottom="0.15cm" fo:padding-left="0.275cm" fo:padding-right="0.275cm"/>
    </style:style>
    <style:style style:name="gr36" style:family="graphic" style:parent-style-name="standard">
      <style:graphic-properties draw:textarea-horizontal-align="justify" draw:textarea-vertical-align="middle" draw:auto-grow-height="false" fo:min-height="0.055cm" fo:min-width="2.124cm"/>
    </style:style>
    <style:style style:name="gr37" style:family="graphic" style:parent-style-name="standard">
      <style:graphic-properties draw:textarea-horizontal-align="justify" draw:textarea-vertical-align="middle" draw:auto-grow-height="false" fo:min-height="0.055cm" fo:min-width="3.527cm"/>
    </style:style>
    <style:style style:name="gr38" style:family="graphic" style:parent-style-name="standard">
      <style:graphic-properties svg:stroke-width="0.051cm" svg:stroke-color="#000000" draw:marker-start-width="0.279cm" draw:marker-end-width="0.279cm" draw:fill="solid" draw:fill-color="#dddddd" draw:textarea-horizontal-align="justify" draw:textarea-vertical-align="middle" draw:auto-grow-height="false" fo:min-height="0.963cm" fo:min-width="0.276cm" fo:padding-top="0.15cm" fo:padding-bottom="0.15cm" fo:padding-left="0.275cm" fo:padding-right="0.275cm"/>
    </style:style>
    <style:style style:name="gr39" style:family="graphic" style:parent-style-name="standard">
      <style:graphic-properties draw:textarea-horizontal-align="justify" draw:textarea-vertical-align="middle" draw:auto-grow-height="false" fo:min-height="0.055cm" fo:min-width="1.822cm"/>
    </style:style>
    <style:style style:name="gr40" style:family="graphic" style:parent-style-name="standard">
      <style:graphic-properties draw:fill="solid" draw:fill-color="#ff3333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12cm" fo:min-width="0cm"/>
    </style:style>
    <style:style style:name="gr42" style:family="graphic" style:parent-style-name="standard">
      <style:graphic-properties draw:stroke="none" svg:stroke-color="#000000" draw:fill="none" draw:fill-color="#ffffff" fo:min-height="0.515cm"/>
      <style:paragraph-properties style:writing-mode="lr-tb"/>
    </style:style>
    <style:style style:name="gr43" style:family="graphic" style:parent-style-name="objectwithoutfill">
      <style:graphic-properties svg:stroke-width="0.025cm" svg:stroke-color="#ff0000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4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fo:min-height="6.16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 draw:fill-color="#729fcf"/>
      <style:paragraph-properties fo:text-align="center"/>
    </style:style>
    <style:style style:name="P6" style:family="paragraph">
      <loext:graphic-properties draw:fill="solid" draw:fill-color="#b2b2b2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loext:graphic-properties draw:fill="solid" draw:fill-color="#cc9966"/>
      <style:paragraph-properties fo:text-align="center"/>
    </style:style>
    <style:style style:name="P10" style:family="paragraph">
      <loext:graphic-properties draw:fill="solid" draw:fill-color="#ff3333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ff3333" loext:opacity="100%"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6pt" style:text-underline-style="solid" style:text-underline-width="auto" style:text-underline-color="font-color" style:font-size-asian="16pt" style:font-size-complex="16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3333" loext:opacity="100%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3.293cm" svg:height="8.294cm" draw:transform="rotate (-0.0822050077689325) translate (6.659cm 5.23cm)" draw:kind="cut" draw:start-angle="85.45" draw:end-angle="236.21">
            <text:p/>
          </draw:ellipse>
          <draw:custom-shape draw:style-name="gr2" draw:text-style-name="P1" draw:layer="layout" svg:width="0.72cm" svg:height="4.458cm" svg:x="7.794cm" svg:y="5.5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31cm" svg:height="5.098cm" svg:x="6.768cm" svg:y="7.75cm">
            <text:p/>
            <draw:enhanced-geometry svg:viewBox="0 0 21600 21600" draw:type="rectangle" draw:enhanced-path="M 0 0 L 21600 0 21600 21600 0 21600 0 0 Z N"/>
          </draw:custom-shape>
          <draw:ellipse draw:style-name="gr4" draw:text-style-name="P2" draw:layer="layout" svg:width="3.293cm" svg:height="8.292cm" draw:transform="rotate (-0.0747000919853573) translate (7.343cm 7.816cm)" draw:kind="cut" draw:start-angle="85.45" draw:end-angle="236.22">
            <text:p/>
          </draw:ellipse>
          <draw:custom-shape draw:style-name="gr5" draw:text-style-name="P2" draw:layer="layout" svg:width="0.746cm" svg:height="0.169cm" svg:x="7.778cm" svg:y="5.34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242cm" svg:height="0.187cm" svg:x="6.762cm" svg:y="12.7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3" draw:layer="layout" svg:width="1.041cm" svg:height="0.154cm" svg:x="12.458cm" svg:y="7.4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" draw:layer="layout" svg:width="0.505cm" svg:height="0.179cm" svg:x="12.716cm" svg:y="7.64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3" draw:layer="layout" svg:width="0.477cm" svg:height="0.164cm" svg:x="12.73cm" svg:y="7.59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" draw:layer="layout" svg:width="1.77cm" svg:height="0.338cm" svg:x="11.758cm" svg:y="7.10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draw:layer="layout" svg:width="1.974cm" svg:height="0.386cm" draw:transform="rotate (1.5707963267949) translate (11.704cm 7.83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17cm" svg:height="0.338cm" svg:x="10.926cm" svg:y="5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1" draw:layer="layout" svg:width="1.178cm" svg:height="0.338cm" svg:x="10.913cm" svg:y="7.61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5cm" svg:height="0.756cm" draw:transform="rotate (0.351858377202057) translate (11.829cm 7.53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3" draw:layer="layout" svg:width="0.827cm" svg:height="1.705cm" svg:x="10.856cm" svg:y="5.8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3" draw:layer="layout" svg:width="0.827cm" svg:height="1.284cm" svg:x="12.565cm" svg:y="7.8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4" draw:layer="layout" svg:width="0.227cm" svg:height="0.227cm" svg:x="11.007cm" svg:y="5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227cm" svg:height="0.227cm" svg:x="11.309cm" svg:y="5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227cm" svg:height="0.227cm" svg:x="11.309cm" svg:y="7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227cm" svg:height="0.227cm" svg:x="11.007cm" svg:y="7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0.809cm" svg:height="0.809cm" svg:x="10.865cm" svg:y="5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827cm" svg:height="1.705cm" svg:x="7.757cm" svg:y="5.8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4" draw:layer="layout" svg:width="0.227cm" svg:height="0.227cm" svg:x="7.908cm" svg:y="5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227cm" svg:height="0.227cm" svg:x="8.21cm" svg:y="5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227cm" svg:height="0.227cm" svg:x="8.21cm" svg:y="7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227cm" svg:height="0.227cm" svg:x="7.908cm" svg:y="7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0.809cm" svg:height="0.809cm" svg:x="7.766cm" svg:y="5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ircle draw:style-name="gr19" draw:text-style-name="P5" draw:layer="layout" svg:width="0.756cm" svg:height="0.756cm" svg:x="7.697cm" svg:y="5.969cm" draw:kind="cut" draw:start-angle="90" draw:end-angle="271.11">
            <text:p/>
          </draw:circle>
          <draw:circle draw:style-name="gr19" draw:text-style-name="P5" draw:layer="layout" svg:width="0.756cm" svg:height="0.756cm" svg:x="10.884cm" svg:y="5.968cm" draw:kind="cut" draw:start-angle="268.94" draw:end-angle="90">
            <text:p/>
          </draw:circle>
          <draw:custom-shape draw:style-name="gr20" draw:text-style-name="P5" draw:layer="layout" svg:width="3.157cm" svg:height="0.756cm" svg:x="8.085cm" svg:y="5.969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5" draw:layer="layout" svg:width="0.056cm" svg:height="0.751cm" svg:x="11.228cm" svg:y="5.97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0.056cm" svg:height="0.749cm" svg:x="8.059cm" svg:y="5.973cm">
            <text:p/>
            <draw:enhanced-geometry svg:viewBox="0 0 21600 21600" draw:type="rectangle" draw:enhanced-path="M 0 0 L 21600 0 21600 21600 0 21600 0 0 Z N"/>
          </draw:custom-shape>
        </draw:g>
        <draw:custom-shape draw:style-name="gr17" draw:text-style-name="P4" draw:layer="layout" svg:width="0.123cm" svg:height="0.123cm" svg:x="8.111cm" svg:y="6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123cm" svg:height="0.123cm" svg:x="8.111cm" svg:y="6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123cm" svg:height="0.123cm" svg:x="8.366cm" svg:y="6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123cm" svg:height="0.123cm" svg:x="7.858cm" svg:y="6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233cm" svg:height="0.233cm" svg:x="8.054cm" svg:y="6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123cm" svg:height="0.123cm" svg:x="11.208cm" svg:y="6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123cm" svg:height="0.123cm" svg:x="11.208cm" svg:y="6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123cm" svg:height="0.123cm" svg:x="11.463cm" svg:y="6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123cm" svg:height="0.123cm" svg:x="10.955cm" svg:y="6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233cm" svg:height="0.233cm" svg:x="11.151cm" svg:y="6.2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24" draw:text-style-name="P2" draw:layer="layout" svg:width="0.452cm" svg:height="0.452cm" draw:transform="rotate (-3.14159265358979) translate (10.811cm 6.556cm)" draw:kind="cut" draw:start-angle="90" draw:end-angle="270">
          <text:p/>
        </draw:circle>
        <draw:circle draw:style-name="gr24" draw:text-style-name="P2" draw:layer="layout" svg:width="0.452cm" svg:height="0.452cm" draw:transform="rotate (-3.14159265358979) translate (9.111cm 6.556cm)" draw:kind="cut" draw:start-angle="270" draw:end-angle="90">
          <text:p/>
        </draw:circle>
        <draw:custom-shape draw:style-name="gr25" draw:text-style-name="P2" draw:layer="layout" svg:width="1.699cm" svg:height="0.452cm" svg:x="8.886cm" svg:y="6.10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0.101cm" svg:height="0.435cm" svg:x="10.515cm" svg:y="6.11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0.101cm" svg:height="0.433cm" svg:x="8.868cm" svg:y="6.111cm">
          <text:p/>
          <draw:enhanced-geometry svg:viewBox="0 0 21600 21600" draw:type="rectangle" draw:enhanced-path="M 0 0 L 21600 0 21600 21600 0 21600 0 0 Z N"/>
        </draw:custom-shape>
        <draw:line draw:style-name="gr28" draw:text-style-name="P7" draw:layer="layout" svg:x1="11.269cm" svg:y1="4.307cm" svg:x2="11.269cm" svg:y2="6.357cm">
          <text:p/>
        </draw:line>
        <draw:line draw:style-name="gr28" draw:text-style-name="P7" draw:layer="layout" svg:x1="8.172cm" svg:y1="4.307cm" svg:x2="8.172cm" svg:y2="6.357cm">
          <text:p/>
        </draw:line>
        <draw:line draw:style-name="gr28" draw:text-style-name="P7" draw:layer="layout" svg:x1="12.974cm" svg:y1="4.307cm" svg:x2="12.974cm" svg:y2="7.637cm">
          <text:p/>
        </draw:line>
        <draw:line draw:style-name="gr28" draw:text-style-name="P7" draw:layer="layout" svg:x1="8.149cm" svg:y1="6.353cm" svg:x2="6.145cm" svg:y2="5.764cm">
          <text:p/>
        </draw:line>
        <draw:line draw:style-name="gr28" draw:text-style-name="P7" draw:layer="layout" svg:x1="6.91cm" svg:y1="12.946cm" svg:x2="4.348cm" svg:y2="12.191cm">
          <text:p/>
        </draw:line>
        <draw:line draw:style-name="gr28" draw:text-style-name="P7" draw:layer="layout" svg:x1="11.28cm" svg:y1="6.359cm" svg:x2="14.086cm" svg:y2="6.359cm">
          <text:p/>
        </draw:line>
        <draw:line draw:style-name="gr28" draw:text-style-name="P7" draw:layer="layout" svg:x1="13.539cm" svg:y1="7.28cm" svg:x2="14.088cm" svg:y2="7.28cm">
          <text:p/>
        </draw:line>
        <draw:line draw:style-name="gr29" draw:text-style-name="P7" draw:layer="layout" svg:x1="8.179cm" svg:y1="4.052cm" svg:x2="11.264cm" svg:y2="4.052cm">
          <text:p/>
        </draw:line>
        <draw:line draw:style-name="gr29" draw:text-style-name="P7" draw:layer="layout" svg:x1="11.259cm" svg:y1="4.052cm" svg:x2="12.957cm" svg:y2="4.052cm">
          <text:p/>
        </draw:line>
        <draw:line draw:style-name="gr29" draw:text-style-name="P7" draw:layer="layout" svg:x1="4.154cm" svg:y1="12.136cm" svg:x2="6.017cm" svg:y2="5.713cm">
          <text:p/>
        </draw:line>
        <draw:frame draw:style-name="gr30" draw:text-style-name="P8" draw:layer="layout" svg:width="1.349cm" svg:height="0.725cm" svg:x="11.601cm" svg:y="3.399cm">
          <draw:text-box>
            <text:p><text:span text:style-name="T1">2.5</text:span></text:p>
          </draw:text-box>
        </draw:frame>
        <draw:frame draw:style-name="gr30" draw:text-style-name="P8" draw:layer="layout" svg:width="1.349cm" svg:height="0.725cm" svg:x="9.107cm" svg:y="3.399cm">
          <draw:text-box>
            <text:p><text:span text:style-name="T1">7.5</text:span></text:p>
          </draw:text-box>
        </draw:frame>
        <draw:frame draw:style-name="gr30" draw:text-style-name="P8" draw:layer="layout" svg:width="1.349cm" svg:height="0.725cm" draw:transform="rotate (1.29485977205459) translate (4.376cm 8.875cm)">
          <draw:text-box>
            <text:p><text:span text:style-name="T1">11.0</text:span></text:p>
          </draw:text-box>
        </draw:frame>
        <draw:frame draw:style-name="gr30" draw:text-style-name="P8" draw:layer="layout" svg:width="1.349cm" svg:height="0.725cm" svg:x="14.202cm" svg:y="6.436cm">
          <draw:text-box>
            <text:p><text:span text:style-name="T1">2.0</text:span></text:p>
          </draw:text-box>
        </draw:frame>
        <draw:line draw:style-name="gr29" draw:text-style-name="P7" draw:layer="layout" svg:x1="14.24cm" svg:y1="7.288cm" svg:x2="14.24cm" svg:y2="6.352cm">
          <text:p/>
        </draw:line>
        <draw:custom-shape draw:style-name="gr17" draw:text-style-name="P4" draw:layer="layout" svg:width="0.194cm" svg:height="0.139cm" svg:x="12.705cm" svg:y="8.0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194cm" svg:height="0.139cm" svg:x="13.059cm" svg:y="8.03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5.389cm" svg:height="0.392cm" svg:x="12.464cm" svg:y="8.2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2" draw:text-style-name="P9" draw:layer="layout" svg:width="5.389cm" svg:height="4.955cm" svg:x="12.464cm" svg:y="14.19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3" draw:layer="layout" svg:width="0.827cm" svg:height="1.705cm" svg:x="12.538cm" svg:y="16.36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7" draw:text-style-name="P4" draw:layer="layout" svg:width="0.227cm" svg:height="0.227cm" svg:x="12.689cm" svg:y="18.06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227cm" svg:height="0.227cm" svg:x="12.991cm" svg:y="18.05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227cm" svg:height="0.227cm" svg:x="12.991cm" svg:y="16.13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227cm" svg:height="0.227cm" svg:x="12.689cm" svg:y="16.13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0.809cm" svg:height="0.809cm" svg:x="12.547cm" svg:y="17.2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123cm" svg:height="0.123cm" svg:x="12.89cm" svg:y="17.31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123cm" svg:height="0.123cm" svg:x="12.89cm" svg:y="17.80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123cm" svg:height="0.123cm" svg:x="13.145cm" svg:y="17.55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123cm" svg:height="0.123cm" svg:x="12.637cm" svg:y="17.55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233cm" svg:height="0.233cm" svg:x="12.833cm" svg:y="17.50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7" draw:layer="layout" svg:x1="12.477cm" svg:y1="8.59cm" svg:x2="12.477cm" svg:y2="19.482cm">
          <text:p/>
        </draw:line>
        <draw:custom-shape draw:style-name="gr34" draw:text-style-name="P3" draw:layer="layout" svg:width="0.774cm" svg:height="0.154cm" svg:x="10.886cm" svg:y="18.32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8" draw:text-style-name="P3" draw:layer="layout" svg:width="0.505cm" svg:height="0.179cm" svg:x="11.012cm" svg:y="18.136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9" draw:text-style-name="P3" draw:layer="layout" svg:width="0.477cm" svg:height="0.164cm" svg:x="11.026cm" svg:y="18.201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35" draw:text-style-name="P3" draw:layer="layout" svg:width="0.826cm" svg:height="1.285cm" svg:x="10.848cm" svg:y="16.83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7" draw:text-style-name="P4" draw:layer="layout" svg:width="0.194cm" svg:height="0.139cm" svg:x="11.011cm" svg:y="17.78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4" draw:layer="layout" svg:width="0.194cm" svg:height="0.139cm" svg:x="11.363cm" svg:y="17.784cm">
          <text:p/>
          <draw:enhanced-geometry svg:viewBox="0 0 21600 21600" draw:mirror-vertical="true" draw:type="rectangle" draw:enhanced-path="M 0 0 L 21600 0 21600 21600 0 21600 0 0 Z N"/>
        </draw:custom-shape>
        <draw:line draw:style-name="gr33" draw:text-style-name="P7" draw:layer="layout" svg:x1="11.284cm" svg:y1="6.335cm" svg:x2="11.284cm" svg:y2="18.328cm">
          <text:p/>
        </draw:line>
        <draw:custom-shape draw:style-name="gr36" draw:text-style-name="P1" draw:layer="layout" svg:width="2.624cm" svg:height="0.305cm" svg:x="10.904cm" svg:y="17.477cm">
          <text:p/>
          <draw:enhanced-geometry svg:viewBox="0 0 21600 21600" draw:mirror-horizontal="true" draw:type="rectangle" draw:enhanced-path="M 0 0 L 21600 0 21600 21600 0 21600 0 0 Z N"/>
        </draw:custom-shape>
        <draw:line draw:style-name="gr33" draw:text-style-name="P7" draw:layer="layout" svg:x1="10.911cm" svg:y1="8.104cm" svg:x2="10.911cm" svg:y2="17.395cm">
          <text:p/>
        </draw:line>
        <draw:line draw:style-name="gr33" draw:text-style-name="P7" draw:layer="layout" svg:x1="11.683cm" svg:y1="6.395cm" svg:x2="11.683cm" svg:y2="16.712cm">
          <text:p/>
        </draw:line>
        <draw:custom-shape draw:style-name="gr37" draw:text-style-name="P1" draw:layer="layout" svg:width="4.027cm" svg:height="0.305cm" svg:x="7.687cm" svg:y="18.474cm">
          <text:p/>
          <draw:enhanced-geometry svg:viewBox="0 0 21600 21600" draw:mirror-horizontal="true" draw:type="rectangle" draw:enhanced-path="M 0 0 L 21600 0 21600 21600 0 21600 0 0 Z N"/>
        </draw:custom-shape>
        <draw:line draw:style-name="gr33" draw:text-style-name="P7" draw:layer="layout" svg:x1="8.589cm" svg:y1="7.717cm" svg:x2="8.589cm" svg:y2="16.731cm">
          <text:p/>
        </draw:line>
        <draw:custom-shape draw:style-name="gr34" draw:text-style-name="P3" draw:layer="layout" svg:width="0.774cm" svg:height="0.154cm" svg:x="7.802cm" svg:y="18.32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8" draw:text-style-name="P3" draw:layer="layout" svg:width="0.505cm" svg:height="0.179cm" svg:x="7.928cm" svg:y="18.136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9" draw:text-style-name="P3" draw:layer="layout" svg:width="0.477cm" svg:height="0.164cm" svg:x="7.942cm" svg:y="18.201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38" draw:text-style-name="P3" draw:layer="layout" svg:width="0.826cm" svg:height="1.263cm" svg:x="7.764cm" svg:y="16.852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7" draw:text-style-name="P4" draw:layer="layout" svg:width="0.194cm" svg:height="0.139cm" svg:x="7.927cm" svg:y="17.78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4" draw:layer="layout" svg:width="0.194cm" svg:height="0.139cm" svg:x="8.279cm" svg:y="17.78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9" draw:text-style-name="P1" draw:layer="layout" svg:width="2.322cm" svg:height="0.305cm" svg:x="6.29cm" svg:y="17.461cm">
          <text:p/>
          <draw:enhanced-geometry svg:viewBox="0 0 21600 21600" draw:mirror-horizontal="true" draw:type="rectangle" draw:enhanced-path="M 0 0 L 21600 0 21600 21600 0 21600 0 0 Z N"/>
        </draw:custom-shape>
        <draw:line draw:style-name="gr33" draw:text-style-name="P7" draw:layer="layout" svg:x1="6.283cm" svg:y1="10.23cm" svg:x2="6.283cm" svg:y2="17.347cm">
          <text:p/>
        </draw:line>
        <draw:custom-shape draw:style-name="gr40" draw:text-style-name="P10" draw:layer="layout" svg:width="0.262cm" svg:height="0.251cm" svg:x="12.822cm" svg:y="17.50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41" draw:text-style-name="P2" draw:layer="layout" svg:width="0.365cm" svg:height="0.362cm" svg:x="12.794cm" svg:y="6.18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0" draw:layer="layout" svg:width="0.262cm" svg:height="0.251cm" svg:x="12.842cm" svg:y="6.22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42" draw:text-style-name="P11" draw:layer="layout" svg:width="1.789cm" svg:height="0.765cm" svg:x="13.642cm" svg:y="5.21cm">
          <draw:text-box>
            <text:p><text:span text:style-name="T2">(0,0,0)</text:span></text:p>
          </draw:text-box>
        </draw:frame>
        <draw:line draw:style-name="gr43" draw:text-style-name="P7" draw:layer="layout" svg:x1="13.096cm" svg:y1="6.248cm" svg:x2="13.786cm" svg:y2="5.674cm">
          <text:p/>
        </draw:line>
        <draw:frame draw:style-name="gr42" draw:text-style-name="P11" draw:layer="layout" svg:width="1.789cm" svg:height="0.765cm" svg:x="14.515cm" svg:y="19.427cm">
          <draw:text-box>
            <text:p><text:span text:style-name="T2">(0,0,0)</text:span></text:p>
          </draw:text-box>
        </draw:frame>
        <draw:line draw:style-name="gr43" draw:text-style-name="P7" draw:layer="layout" svg:x1="13.116cm" svg:y1="17.636cm" svg:x2="14.59cm" svg:y2="19.548cm">
          <text:p/>
        </draw:line>
        <draw:custom-shape draw:style-name="gr17" draw:text-style-name="P4" draw:layer="layout" svg:width="0.194cm" svg:height="0.139cm" svg:x="7.891cm" svg:y="18.76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4" draw:layer="layout" svg:width="0.194cm" svg:height="0.139cm" svg:x="8.308cm" svg:y="18.76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4" draw:layer="layout" svg:width="0.194cm" svg:height="0.139cm" svg:x="10.972cm" svg:y="18.76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4" draw:layer="layout" svg:width="0.194cm" svg:height="0.139cm" svg:x="11.389cm" svg:y="18.766cm">
          <text:p/>
          <draw:enhanced-geometry svg:viewBox="0 0 21600 21600" draw:mirror-vertical="true" draw:type="rectangle" draw:enhanced-path="M 0 0 L 21600 0 21600 21600 0 21600 0 0 Z N"/>
        </draw:custom-shape>
        <draw:frame draw:style-name="gr44" draw:text-style-name="P12" draw:layer="layout" svg:width="6.048cm" svg:height="0.962cm" svg:x="13.396cm" svg:y="3.744cm">
          <draw:text-box>
            <text:p text:style-name="P1"><text:span text:style-name="T3">View from front</text:span></text:p>
          </draw:text-box>
        </draw:frame>
        <draw:frame draw:style-name="gr44" draw:text-style-name="P12" draw:layer="layout" svg:width="5.679cm" svg:height="0.962cm" svg:x="13.301cm" svg:y="11.988cm">
          <draw:text-box>
            <text:p text:style-name="P1"><text:span text:style-name="T3">View from top</text:span></text:p>
          </draw:text-box>
        </draw:frame>
        <draw:frame draw:style-name="gr45" draw:text-style-name="P8" draw:layer="layout" svg:width="19.132cm" svg:height="6.413cm" svg:x="1.344cm" svg:y="20.291cm">
          <draw:text-box>
            <text:p><text:span text:style-name="T1">Coordinate System</text:span></text:p>
            <text:p><text:span text:style-name="T1"><text:s text:c="2"/></text:span><text:span text:style-name="T1">X starts at center of hip servo horn, and +x goes out sideways, away from robot</text:span></text:p>
            <text:p><text:span text:style-name="T1"><text:s text:c="2"/></text:span><text:span text:style-name="T1">Y starts at center of knee servo horn, and +y goes above robot</text:span></text:p>
            <text:p><text:span text:style-name="T1"><text:s text:c="2"/></text:span><text:span text:style-name="T1">Z starts at center of hip zervo horn, and +z goes towards front of robot.</text:span></text:p>
            <text:p><text:span text:style-name="T1"><text:s text:c="6"/></text:span><text:span text:style-name="T1">( above Z definition applies to single leg test configuration. In the general 6 legged case,</text:span></text:p>
            <text:p><text:span text:style-name="T1"><text:s text:c="8"/></text:span><text:span text:style-name="T1">the +z local to each leg goes in different directions, forwardish on right side, opposite on left)</text:span></text:p>
            <text:p><text:span text:style-name="T1"/></text:p>
            <text:p><text:span text:style-name="T1">Angle directions</text:span></text:p>
            <text:p><text:span text:style-name="T1"><text:s text:c="3"/></text:span><text:span text:style-name="T1">Positive rotation of the hip moves the knee towards the front of the robot</text:span></text:p>
            <text:p><text:span text:style-name="T1"><text:s text:c="3"/></text:span><text:span text:style-name="T1">Positive rotation of the knee moves the ankle downward</text:span></text:p>
            <text:p><text:span text:style-name="T1"><text:s text:c="3"/></text:span><text:span text:style-name="T1">Positive rotation of the ankle moves the toe outward</text:span></text:p>
            <text:p><text:span text:style-name="T1"/></text:p>
            <text:p><text:span text:style-name="T1">Note: The robot is sort of bowlegged. When the ankle servo is vertical, the toe is offset by 3.2 cm</text:span></text:p>
          </draw:text-box>
        </draw:frame>
        <draw:frame draw:style-name="gr46" draw:text-style-name="P14" draw:layer="layout" svg:width="18.109cm" svg:height="1.673cm" svg:x="1.926cm" svg:y="1.481cm">
          <draw:text-box>
            <text:p text:style-name="P13"><text:span text:style-name="T4">Hexapod Leg Geometry</text:span><text:span text:style-name="T5"> <text:s text:c="2"/></text:span><text:span text:style-name="T6">(not to scale, measurements in cm) <text:s text:c="17"/>Ver 3</text:span></text:p>
            <text:p text:style-name="P13"><text:span text:style-name="T6"><text:s text:c="113"/></text:span><text:span text:style-name="T6">file: leg-geometry.odg</text:span></text:p>
          </draw:text-box>
        </draw:frame>
        <draw:line draw:style-name="gr29" draw:text-style-name="P7" draw:layer="layout" svg:x1="6.909cm" svg:y1="13.12cm" svg:x2="8.177cm" svg:y2="13.129cm">
          <text:p/>
        </draw:line>
        <draw:frame draw:style-name="gr30" draw:text-style-name="P8" draw:layer="layout" svg:width="1.156cm" svg:height="0.725cm" svg:x="7.095cm" svg:y="13.116cm">
          <draw:text-box>
            <text:p><text:span text:style-name="T1">3.2</text:span></text:p>
          </draw:text-box>
        </draw:frame>
        <draw:line draw:style-name="gr33" draw:text-style-name="P7" draw:layer="layout" svg:x1="8.174cm" svg:y1="6.503cm" svg:x2="8.174cm" svg:y2="12.95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_20_Arrow" draw:display-name="Dimension Line Arrow" svg:viewBox="0 0 836 946" svg:d="M0 0v110h418 418v-110zM418 110l-418 836h836z"/>
    <draw:stroke-dash draw:name="dashed-2" draw:style="rect" draw:dots1="1" draw:dots1-length="5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06T17:48:33.957000000</meta:creation-date>
    <dc:date>2021-08-18T15:55:20.246000000</dc:date>
    <meta:editing-duration>PT44M22S</meta:editing-duration>
    <meta:editing-cycles>9</meta:editing-cycles>
    <meta:generator>LibreOffice/7.1.4.2$Windows_X86_64 LibreOffice_project/a529a4fab45b75fefc5b6226684193eb000654f6</meta:generator>
    <meta:document-statistic meta:object-count="118"/>
  </office:meta>
</office:document-meta>
</file>